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met" svg:font-family="Helmet, Freesans, Helvetica, Arial, sans-serif"/>
    <style:font-face style:name="Noticia Text" svg:font-family="'Noticia Text', serif"/>
    <style:font-face style:name="UOLText" svg:font-family="UOLTex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paragraph-rsid="001207a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207a0" officeooo:paragraph-rsid="001207a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rsid="0014c032" officeooo:paragraph-rsid="001207a0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71f4a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82a5c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9917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a08b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3.5pt" fo:letter-spacing="normal" fo:font-style="normal" fo:font-weight="bold" officeooo:rsid="001d3fe9" officeooo:paragraph-rsid="001d3fe9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paragraph-rsid="00112273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paragraph-rsid="00118dd9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paragraph-rsid="001207a0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rsid="001244ab" officeooo:paragraph-rsid="00137fd1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rsid="001244ab" officeooo:paragraph-rsid="001244ab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Helmet" fo:font-size="12pt" fo:letter-spacing="normal" fo:font-style="normal" fo:font-weight="normal" officeooo:rsid="001a08b2" officeooo:paragraph-rsid="001a08b2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icia Text" fo:font-size="12pt" fo:letter-spacing="normal" fo:font-style="normal" fo:font-weight="normal" officeooo:paragraph-rsid="001207a0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Helmet" fo:font-size="12pt" fo:letter-spacing="normal" fo:font-style="normal" fo:font-weight="normal" officeooo:rsid="001244ab" officeooo:paragraph-rsid="001207a0"/>
    </style:style>
    <style:style style:name="T1" style:family="text">
      <style:text-properties fo:font-variant="normal" fo:text-transform="none" fo:color="#333333" style:font-name="Arial" fo:font-size="13.5pt" fo:letter-spacing="normal" fo:font-style="normal" fo:font-weight="bold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bold" style:text-blinking="false" loext:padding="0cm" loext:border="none"/>
    </style:style>
    <style:style style:name="T4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333333" style:font-name="UOLText" fo:font-size="13.5pt" fo:letter-spacing="normal" fo:font-style="normal" fo:font-weight="normal"/>
    </style:style>
    <style:style style:name="T6" style:family="text">
      <style:text-properties fo:font-variant="normal" fo:text-transform="none" style:font-name="Noticia Text" fo:font-size="12.75pt" fo:letter-spacing="normal" fo:font-style="normal" fo:font-weight="normal"/>
    </style:style>
    <style:style style:name="T7" style:family="text">
      <style:text-properties fo:font-variant="normal" fo:text-transform="none" style:font-name="Helmet" fo:font-size="12pt" fo:letter-spacing="normal" fo:font-style="normal" fo:font-weight="normal"/>
    </style:style>
    <style:style style:name="T8" style:family="text">
      <style:text-properties fo:font-variant="normal" fo:text-transform="none" style:font-name="Helmet" fo:font-size="12pt" fo:letter-spacing="normal" fo:font-style="normal" fo:font-weight="normal" officeooo:rsid="001d3fe9"/>
    </style:style>
    <style:style style:name="T9" style:family="text">
      <style:text-properties fo:font-variant="normal" fo:text-transform="none" fo:color="#000000" style:font-name="Helmet" fo:font-size="12pt" fo:letter-spacing="normal" fo:font-style="normal" fo:font-weight="normal" officeooo:rsid="001244ab"/>
    </style:style>
    <style:style style:name="T10" style:family="text">
      <style:text-properties fo:font-variant="normal" fo:text-transform="none" fo:color="#000000" style:font-name="Helmet" fo:font-size="12pt" fo:letter-spacing="normal" fo:font-style="normal" fo:font-weight="normal" officeooo:rsid="00137fd1"/>
    </style:style>
    <style:style style:name="T11" style:family="text">
      <style:text-properties fo:font-variant="normal" fo:text-transform="none" fo:color="#000000" style:font-name="Helmet" fo:font-size="12pt" fo:letter-spacing="normal" fo:font-style="normal" fo:font-weight="normal" officeooo:rsid="0013cbc8"/>
    </style:style>
    <style:style style:name="T12" style:family="text">
      <style:text-properties fo:font-variant="normal" fo:text-transform="none" fo:color="#000000" style:font-name="Helmet" fo:font-size="12pt" fo:letter-spacing="normal" fo:font-style="normal" fo:font-weight="normal" officeooo:rsid="0014c032"/>
    </style:style>
    <style:style style:name="T13" style:family="text">
      <style:text-properties fo:font-variant="normal" fo:text-transform="none" fo:color="#000000" style:font-name="Helmet" fo:font-size="12pt" fo:letter-spacing="normal" fo:font-style="normal" fo:font-weight="normal" officeooo:rsid="0016ce12"/>
    </style:style>
    <style:style style:name="T14" style:family="text">
      <style:text-properties fo:font-variant="normal" fo:text-transform="none" fo:color="#000000" style:font-name="Helmet" fo:font-size="12pt" fo:letter-spacing="normal" fo:font-style="normal" fo:font-weight="normal" officeooo:rsid="00171f4a"/>
    </style:style>
    <style:style style:name="T15" style:family="text">
      <style:text-properties fo:font-variant="normal" fo:text-transform="none" fo:color="#000000" style:font-name="Helmet" fo:font-size="12pt" fo:letter-spacing="normal" fo:font-style="normal" fo:font-weight="normal" officeooo:rsid="00182a5c"/>
    </style:style>
    <style:style style:name="T16" style:family="text">
      <style:text-properties fo:font-variant="normal" fo:text-transform="none" fo:color="#000000" style:font-name="Helmet" fo:font-size="12pt" fo:letter-spacing="normal" fo:font-style="normal" fo:font-weight="normal" officeooo:rsid="00199917"/>
    </style:style>
    <style:style style:name="T17" style:family="text">
      <style:text-properties fo:font-variant="normal" fo:text-transform="none" fo:color="#000000" style:font-name="Helmet" fo:font-size="12pt" fo:letter-spacing="normal" fo:font-style="normal" fo:font-weight="normal" officeooo:rsid="001a08b2"/>
    </style:style>
    <style:style style:name="T18" style:family="text">
      <style:text-properties fo:font-variant="normal" fo:text-transform="none" fo:color="#000000" style:font-name="Helmet" fo:font-size="12pt" fo:letter-spacing="normal" fo:font-style="normal" fo:font-weight="normal" officeooo:rsid="001bae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atos:</text:p>
      <text:p text:style-name="P1"><text:span text:style-name="T1">* Entrei em depressão porque não me aceitava, passei boa parte da minha adolescência trancada no meu quarto. (Jessica).</text:span> </text:p>
      <text:p text:style-name="P1"/>
      <text:p text:style-name="P1"><text:span text:style-name="T1">* Para o futuro, me imagino namorando sério. Até hoje só tive um namorado. O resto são ficantes, alguns mais fixos, outros menos. (Victor)</text:span> </text:p>
      <text:p text:style-name="P1"/>
      <text:p text:style-name="P1"><text:span text:style-name="T2">* Um dia minha mãe não aguentou e perguntou. A reação não foi nada positiva. Eles ficaram arrasados e eu, por consequência, também.</text:span> <text:span text:style-name="T2">Os meses seguintes àquela pergunta foram, sem dúvida, os mais difíceis que eu tive até hoje</text:span> .</text:p>
      <text:p text:style-name="P1"/>
      <text:p text:style-name="P1"><text:span text:style-name="T1">* Viva os 30 anos! A grana não é mais tão curta, as amizades ficam mais sólidas e eu já sei cozinhar mais do que um miojo</text:span> </text:p>
      <text:p text:style-name="P1"/>
      <text:p text:style-name="P1"><text:span text:style-name="T1">* Quando penso na passagem do tempo, o que vejo de mais positivo é que sempre tem algo novo para se viver pela primeira vez.</text:span> </text:p>
      <text:p text:style-name="P1"/>
      <text:p text:style-name="P10">* foi tão difícil para mim quanto para os meus pais. Ninguém sabia lidar com aquilo e não existia tanta informação sobre o assunto como há hoje.</text:p>
      <text:p text:style-name="P10"/>
      <text:p text:style-name="P1"><text:span text:style-name="T2">* </text:span><text:span text:style-name="T1">Aos 20 anos, queria acreditar que o fato de serem dois homens não mudaria a natureza de uma relação. </text:span><text:span text:style-name="T2"> </text:span></text:p>
      <text:p text:style-name="P10"/>
      <text:p text:style-name="P1"><text:span text:style-name="T2">* </text:span><text:span text:style-name="T1">Eu nunca escondi nada de ninguém e isso só me ajudou. </text:span><text:span text:style-name="T2"> </text:span></text:p>
      <text:p text:style-name="P10"/>
      <text:p text:style-name="P1"><text:span text:style-name="Strong_20_Emphasis"><text:span text:style-name="T4">* </text:span></text:span><text:span text:style-name="Strong_20_Emphasis"><text:span text:style-name="T3">A gente é quem a gente é e tem que se aceitar</text:span></text:span><text:span text:style-name="T2"> </text:span></text:p>
      <text:p text:style-name="P10"/>
      <text:p text:style-name="P1"><text:span text:style-name="T2">* </text:span><text:span text:style-name="T1">Eu sabia que gostava de homens, mas mesmo assim namorava mulheres. Por pouco não casei com uma</text:span><text:span text:style-name="T2"> </text:span></text:p>
      <text:p text:style-name="P10"/>
      <text:p text:style-name="P1"><text:span text:style-name="T5">* se são gays, por que se envolveram em relacionamentos heterossexuais?</text:span><text:span text:style-name="T2"> </text:span></text:p>
      <text:p text:style-name="P10"/>
      <text:p text:style-name="P11">* me sentido como em uma guerra, na qual há aqueles fanáticos por religião, que zelam por seus preconceitos por detrás de palavras de um livro</text:p>
      <text:p text:style-name="P11"/>
      <text:p text:style-name="P11">* Ser homossexual hoje é acreditar que amanhã as coisas hão de melhorar, é não abaixar a cabeça, é ter antes de tudo orgulho de si mesmo e saber que não há nada de errado com você.</text:p>
      <text:p text:style-name="P11"/>
      <text:p text:style-name="P12">* A falta de respeito. Essa é a principal dificuldade. O respeito é a base de qualquer relação. Da afetiva à social. Respeitar! A violência não é apenas quando um gay é agredido na rua.</text:p>
      <text:p text:style-name="P12"/>
      <text:p text:style-name="P2"><text:span text:style-name="T7">* </text:span><text:span text:style-name="T6">Assim como todos da minha região, eu cresci dentro da igreja, numa família tradicionalmente conservadora, sendo um homossexual enrustido.</text:span></text:p>
      <text:p text:style-name="P13"/>
      <text:p text:style-name="P17">* Infelizmente, tenho que concordar com o Caio e o Mochileiro, para viver uma “vida gay plena” com tranquilidade temos que recorrer as metrópoles.</text:p>
      <text:p text:style-name="P13"/>
      <text:p text:style-name="P3"><text:span text:style-name="T8">Típicos problemas: </text:span><text:span text:style-name="T7">Magoar os pais (família), Imagem promiscua</text:span></text:p>
      <text:p text:style-name="P14"><text:soft-page-break/>World description:</text:p>
      <text:p text:style-name="P5"><text:span text:style-name="T9"><text:tab/>A </text:span><text:span text:style-name="T10">história acontece em uma pequena cidade, chamada Buramark. </text:span><text:span text:style-name="T11">A cidade possui diversos tipos de estabelecimentos como restaurantes, </text:span><text:span text:style-name="T12">lojas de assessórios, lojas de eletrônicos, lojas de carros, etc. Além disso a Buramark possui diversas </text:span><text:span text:style-name="T16">templos</text:span><text:span text:style-name="T12"> (santuários) espalhadas pela cidade e um santuário principal, que está localizada no centro da cidade. Os santuários pertence a religião d</text:span><text:span text:style-name="T13">o</text:span><text:span text:style-name="T12"> </text:span><text:span text:style-name="T13">J</text:span><text:span text:style-name="T12">eev</text:span><text:span text:style-name="T13">anismo (religião baseada na deusa Jeevan)</text:span><text:span text:style-name="T12"> </text:span><text:span text:style-name="T13">e população, em quase sua totalidade, é Jeevanista </text:span><text:span text:style-name="T14">e consideravelmente devotos.</text:span></text:p>
      <text:p text:style-name="P6"><text:span text:style-name="T14"><text:tab/>A cidade é cercada por enormes florestas e áreas verdes um pequeno rio corta a cidade, que divide ela em duas regiões, norte e sul. A região sul estão localizados a região mais bonita, onde as casas, praças e estabelecimento são mais sofisticados e mais caros. A classe média e alta da população estão moram na região sul. Na região norte </text:span><text:span text:style-name="T15">está localizada a população pobre da cidade e, em razão disso, a arquitetura das casas e os modelos de carros são mais simples e padronizada, mas, mesmo assim, as pessoas vivem sem muitas reclamações.</text:span></text:p>
      <text:p text:style-name="P7"><text:span text:style-name="T15"><text:tab/>Buramark, em geral, é uma cidade bem pacata e dificilmente acontece algo que incomode a população. </text:span><text:span text:style-name="T16">Eventualmente os templos</text:span><text:span text:style-name="T15"> </text:span><text:span text:style-name="T16">realizam festas Jeevanista para a população onde as ruas são enfeitadas com sol e flores por todos os lugares e todos agradecem a Jeevan por seus atos de bondade divina. Porém, existem festas não Jeevanistas, onde pessoas se reúnem para dançar, beber e conhecer pessoas novas.</text:span></text:p>
      <text:p text:style-name="P8"><text:span text:style-name="T16"><text:tab/>Muito da arquitetura de Buramark tem influência </text:span><text:span text:style-name="T18">nos aspectos e simbologia da</text:span><text:span text:style-name="T16"> deusa Jeevan, por isso, muitas casas pitam flores e sois nas paredes externas e internas de suas casas. Pelas ruas, facilmente, encontra-se flores e </text:span><text:span text:style-name="T17">cores vibrantes. O urbanismo dá cidade é circular (semelhante a Unicamp) e as estradas possuem diversas rotatórias e o tráfego, em maior parte dos lugares, não é congestionado.</text:span></text:p>
      <text:p text:style-name="P16"><text:tab/>Ademais, Buramark possui alguns parques verdes, onde os pais gostam de levar sues filhos para brincarem e os jovens gostam fazer churrascos com os amigos. Existem um lago muito famoso na cidade onde os casais adorem ir para ficar namorando. </text:p>
      <text:p text:style-name="P4"/>
      <text:p text:style-name="P4"/>
      <text:p text:style-name="P18"/>
      <text:p text:style-name="P15">Enredo: 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met" svg:font-family="Helmet, Freesans, Helvetica, Arial, sans-serif"/>
    <style:font-face style:name="Noticia Text" svg:font-family="'Noticia Text', serif"/>
    <style:font-face style:name="UOLText" svg:font-family="UOLTex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0:30:58.550000000</meta:creation-date>
    <dc:date>2016-08-27T14:35:50.144000000</dc:date>
    <meta:editing-duration>PT47M31S</meta:editing-duration>
    <meta:editing-cycles>8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25" meta:word-count="727" meta:character-count="4235" meta:non-whitespace-character-count="3515"/>
  </office:meta>
</office:document-meta>
</file>